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7B141334C174E17E.png" manifest:media-type="image/png"/>
  <manifest:file-entry manifest:full-path="Pictures/1000000000000280000001E0A3E907940AD2808B.png" manifest:media-type="image/png"/>
  <manifest:file-entry manifest:full-path="Pictures/1000000000000280000001E05C389C05670993A6.png" manifest:media-type="image/png"/>
  <manifest:file-entry manifest:full-path="Pictures/1000000000000280000001E0A6082C3F5B54ABF5.png" manifest:media-type="image/png"/>
  <manifest:file-entry manifest:full-path="Pictures/1000000000000280000001E00EAF5078BEDF0201.png" manifest:media-type="image/png"/>
  <manifest:file-entry manifest:full-path="Pictures/1000000000000280000001E00E3397964B735F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03cm" svg:height="5.602cm" svg:x="1.254cm" svg:y="1.102cm">
          <draw:image xlink:href="Pictures/1000000000000280000001E00EAF5078BEDF0201.png" xlink:type="simple" xlink:show="embed" xlink:actuate="onLoad">
            <text:p/>
          </draw:image>
        </draw:frame>
        <draw:frame draw:style-name="gr1" draw:text-style-name="P1" draw:layer="layout" svg:width="8.8cm" svg:height="5.584cm" svg:x="10.361cm" svg:y="1.131cm">
          <draw:image xlink:href="Pictures/1000000000000280000001E00E3397964B735F63.png" xlink:type="simple" xlink:show="embed" xlink:actuate="onLoad">
            <text:p/>
          </draw:image>
        </draw:frame>
        <draw:frame draw:style-name="gr2" draw:text-style-name="P2" draw:layer="layout" svg:width="1.806cm" svg:height="0.962cm" svg:x="3.667cm" svg:y="2.651cm">
          <draw:text-box>
            <text:p>ACB</text:p>
          </draw:text-box>
        </draw:frame>
        <draw:frame draw:style-name="gr2" draw:text-style-name="P2" draw:layer="layout" svg:width="2.335cm" svg:height="0.962cm" svg:x="13.065cm" svg:y="3.413cm">
          <draw:text-box>
            <text:p>GNUS</text:p>
          </draw:text-box>
        </draw:frame>
        <draw:frame draw:style-name="gr1" draw:text-style-name="P1" draw:layer="layout" svg:width="8.975cm" svg:height="6.745cm" svg:x="1.169cm" svg:y="6.828cm">
          <draw:image xlink:href="Pictures/1000000000000280000001E0A6082C3F5B54ABF5.png" xlink:type="simple" xlink:show="embed" xlink:actuate="onLoad">
            <text:p/>
          </draw:image>
        </draw:frame>
        <draw:frame draw:style-name="gr1" draw:text-style-name="P1" draw:layer="layout" svg:width="8.509cm" svg:height="6.096cm" svg:x="10.271cm" svg:y="7.096cm">
          <draw:image xlink:href="Pictures/1000000000000280000001E05C389C05670993A6.png" xlink:type="simple" xlink:show="embed" xlink:actuate="onLoad">
            <text:p/>
          </draw:image>
        </draw:frame>
        <draw:frame draw:style-name="gr2" draw:text-style-name="P2" draw:layer="layout" svg:width="1.632cm" svg:height="0.962cm" svg:x="4.429cm" svg:y="9.128cm">
          <draw:text-box>
            <text:p>IGC</text:p>
          </draw:text-box>
        </draw:frame>
        <draw:frame draw:style-name="gr2" draw:text-style-name="P2" draw:layer="layout" svg:width="1.984cm" svg:height="0.962cm" svg:x="13.192cm" svg:y="9.001cm">
          <draw:text-box>
            <text:p>INPX</text:p>
          </draw:text-box>
        </draw:frame>
        <draw:frame draw:style-name="gr1" draw:text-style-name="P1" draw:layer="layout" svg:width="8.925cm" svg:height="6.099cm" svg:x="0.965cm" svg:y="13.827cm">
          <draw:image xlink:href="Pictures/1000000000000280000001E0A3E907940AD2808B.png" xlink:type="simple" xlink:show="embed" xlink:actuate="onLoad">
            <text:p/>
          </draw:image>
        </draw:frame>
        <draw:frame draw:style-name="gr2" draw:text-style-name="P2" draw:layer="layout" svg:width="2.157cm" svg:height="0.962cm" svg:x="5.572cm" svg:y="17.129cm">
          <draw:text-box>
            <text:p>NKLA</text:p>
          </draw:text-box>
        </draw:frame>
        <draw:frame draw:style-name="gr1" draw:text-style-name="P1" draw:layer="layout" svg:width="9.024cm" svg:height="6.223cm" svg:x="10.137cm" svg:y="13.7cm">
          <draw:image xlink:href="Pictures/1000000000000280000001E07B141334C174E17E.png" xlink:type="simple" xlink:show="embed" xlink:actuate="onLoad">
            <text:p/>
          </draw:image>
        </draw:frame>
        <draw:frame draw:style-name="gr2" draw:text-style-name="P2" draw:layer="layout" svg:width="1.878cm" svg:height="0.962cm" svg:x="13.446cm" svg:y="15.859cm">
          <draw:text-box>
            <text:p>US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6T12:06:44.045164869</meta:creation-date>
    <dc:date>2020-06-26T12:17:50.728646142</dc:date>
    <meta:editing-duration>PT50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